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2.0528in"/>
    </style:style>
    <style:style style:name="co3" style:family="table-column">
      <style:table-column-properties fo:break-before="auto" style:column-width="0.4091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5.5547in"/>
    </style:style>
    <style:style style:name="co6" style:family="table-column">
      <style:table-column-properties fo:break-before="auto" style:column-width="1.123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98in"/>
    </style:style>
    <style:style style:name="co9" style:family="table-column">
      <style:table-column-properties fo:break-before="auto" style:column-width="1.0874in"/>
    </style:style>
    <style:style style:name="co10" style:family="table-column">
      <style:table-column-properties fo:break-before="auto" style:column-width="1.2839in"/>
    </style:style>
    <style:style style:name="co11" style:family="table-column">
      <style:table-column-properties fo:break-before="auto" style:column-width="2.1598in"/>
    </style:style>
    <style:style style:name="co1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SUPPLIER/MATERIAL</text:p>
          </table:table-cell>
          <table:table-cell office:value-type="string" calcext:value-type="string">
            <text:p>SUPPLIER IDENTIFIER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CAD FILE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op Half Femal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2]*[.F2]" office:value-type="currency" office:currency="USD" office:value="0" calcext:value-type="currency">
            <text:p>$0.00</text:p>
          </table:table-cell>
          <table:table-cell office:value-type="string" calcext:value-type="string">
            <text:p>Hoop Half Female.FCSt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op Half Male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[.C3]*[.F3]" office:value-type="currency" office:currency="USD" office:value="0" calcext:value-type="currency">
            <text:p>$0.00</text:p>
          </table:table-cell>
          <table:table-cell office:value-type="string" calcext:value-type="string">
            <text:p>Hoop Half Male.FCSt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rli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[.C4]*[.F4]" office:value-type="currency" office:currency="USD" office:value="0" calcext:value-type="currency">
            <text:p>$0.00</text:p>
          </table:table-cell>
          <table:table-cell office:value-type="string" calcext:value-type="string">
            <text:p>Purlin.FCSt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oss Connector Purlin Clam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unnel Vision Hoops</text:p>
          </table:table-cell>
          <table:table-cell office:value-type="string" calcext:value-type="string">
            <text:p>https://www.tunnelvisionhoops.com/cross-connector-greenhouse-straps-purlin-clamps/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C5]*[.F5]" office:value-type="currency" office:currency="USD" office:value="50.61" calcext:value-type="currency">
            <text:p>$50.61</text:p>
          </table:table-cell>
          <table:table-cell office:value-type="string" calcext:value-type="string">
            <text:p>Cross Connector Purlin Clamp.FCSt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nt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 table:formula="of:=14*12*[$Materials.$I$2]" office:value-type="currency" office:currency="USD" office:value="129.015833333333" calcext:value-type="currency">
            <text:p>$129.02</text:p>
          </table:table-cell>
          <table:table-cell table:formula="of:=[.C6]*[.F6]" office:value-type="currency" office:currency="USD" office:value="258.031666666667" calcext:value-type="currency">
            <text:p>$258.03</text:p>
          </table:table-cell>
          <table:table-cell office:value-type="string" calcext:value-type="string">
            <text:p>Front Bar.FCSt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de Front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 table:formula="of:=8*12*[$Materials.$I$2]" office:value-type="currency" office:currency="USD" office:value="73.7233333333333" calcext:value-type="currency">
            <text:p>$73.72</text:p>
          </table:table-cell>
          <table:table-cell table:formula="of:=[.C7]*[.F7]" office:value-type="currency" office:currency="USD" office:value="147.446666666667" calcext:value-type="currency">
            <text:p>$147.45</text:p>
          </table:table-cell>
          <table:table-cell office:value-type="string" calcext:value-type="string">
            <text:p>Side Front Bar.FCSt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r 2.5 In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 table:formula="of:=2.5*[$Materials.$I$2]" office:value-type="currency" office:currency="USD" office:value="1.91987847222222" calcext:value-type="currency">
            <text:p>$1.92</text:p>
          </table:table-cell>
          <table:table-cell table:formula="of:=[.C8]*[.F8]" office:value-type="currency" office:currency="USD" office:value="7.67951388888889" calcext:value-type="currency">
            <text:p>$7.68</text:p>
          </table:table-cell>
          <table:table-cell office:value-type="string" calcext:value-type="string">
            <text:p>Spacer 2.5 Inch.FCSt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rner Bra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 table:formula="of:=24*[$Materials.$I$2]" office:value-type="currency" office:currency="USD" office:value="18.4308333333333" calcext:value-type="currency">
            <text:p>$18.43</text:p>
          </table:table-cell>
          <table:table-cell table:formula="of:=[.C9]*[.F9]" office:value-type="currency" office:currency="USD" office:value="73.7233333333333" calcext:value-type="currency">
            <text:p>$73.72</text:p>
          </table:table-cell>
          <table:table-cell office:value-type="string" calcext:value-type="string">
            <text:p>Corner Brace.FCSt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de Rail Joint Pl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 Plate</text:p>
          </table:table-cell>
          <table:table-cell office:value-type="string" calcext:value-type="string">
            <text:p>*</text:p>
          </table:table-cell>
          <table:table-cell/>
          <table:table-cell table:formula="of:=[.C10]*[.F10]" office:value-type="currency" office:currency="USD" office:value="0" calcext:value-type="currency">
            <text:p>$0.00</text:p>
          </table:table-cell>
          <table:table-cell office:value-type="string" calcext:value-type="string">
            <text:p>Side Rail Joint Plate.FCSt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de Center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 table:formula="of:=8*12*[$Materials.$I$2]" office:value-type="currency" office:currency="USD" office:value="73.7233333333333" calcext:value-type="currency">
            <text:p>$73.72</text:p>
          </table:table-cell>
          <table:table-cell table:formula="of:=[.C11]*[.F11]" office:value-type="currency" office:currency="USD" office:value="147.446666666667" calcext:value-type="currency">
            <text:p>$147.45</text:p>
          </table:table-cell>
          <table:table-cell office:value-type="string" calcext:value-type="string">
            <text:p>Side Center Bar.FCSt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de Rear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 table:formula="of:=8*12*[$Materials.$I$2]" office:value-type="currency" office:currency="USD" office:value="73.7233333333333" calcext:value-type="currency">
            <text:p>$73.72</text:p>
          </table:table-cell>
          <table:table-cell table:formula="of:=[.C12]*[.F12]" office:value-type="currency" office:currency="USD" office:value="147.446666666667" calcext:value-type="currency">
            <text:p>$147.45</text:p>
          </table:table-cell>
          <table:table-cell office:value-type="string" calcext:value-type="string">
            <text:p>Side Rear Bar.FCSt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x Head Bolt 0.500x5.50 In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lt Depot</text:p>
          </table:table-cell>
          <table:table-cell office:value-type="float" office:value="256" calcext:value-type="float">
            <text:p>256</text:p>
          </table:table-cell>
          <table:table-cell office:value-type="currency" office:currency="USD" office:value="1.45" calcext:value-type="currency">
            <text:p>$1.45</text:p>
          </table:table-cell>
          <table:table-cell table:formula="of:=[.C13]*[.F13]" office:value-type="currency" office:currency="USD" office:value="11.6" calcext:value-type="currency">
            <text:p>$11.60</text:p>
          </table:table-cell>
          <table:table-cell office:value-type="string" calcext:value-type="string">
            <text:p>Hex Head Bolt 0.500x5.50 Inch .FCSt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x Head Bolt 0.500x3.50 In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lt Depot</text:p>
          </table:table-cell>
          <table:table-cell office:value-type="float" office:value="252" calcext:value-type="float">
            <text:p>252</text:p>
          </table:table-cell>
          <table:table-cell office:value-type="currency" office:currency="USD" office:value="0.87" calcext:value-type="currency">
            <text:p>$0.87</text:p>
          </table:table-cell>
          <table:table-cell table:formula="of:=[.C14]*[.F14]" office:value-type="currency" office:currency="USD" office:value="10.44" calcext:value-type="currency">
            <text:p>$10.44</text:p>
          </table:table-cell>
          <table:table-cell office:value-type="string" calcext:value-type="string">
            <text:p>Hex Head Bolt 0.500x3.50 Inch .FCSt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x Nut 0.50 In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olt Depot</text:p>
          </table:table-cell>
          <table:table-cell office:value-type="float" office:value="2652" calcext:value-type="float">
            <text:p>2652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C15]*[.F15]" office:value-type="currency" office:currency="USD" office:value="4.4" calcext:value-type="currency">
            <text:p>$4.40</text:p>
          </table:table-cell>
          <table:table-cell office:value-type="string" calcext:value-type="string">
            <text:p>Hex Nut 0.50 Inch.FCSt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id Angled Fo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*</text:p>
          </table:table-cell>
          <table:table-cell/>
          <table:table-cell table:formula="of:=[.C16]*[.F16]" office:value-type="currency" office:currency="USD" office:value="0" calcext:value-type="currency">
            <text:p>$0.00</text:p>
          </table:table-cell>
          <table:table-cell office:value-type="string" calcext:value-type="string">
            <text:p>Skid Angled Foot.FCSt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op Attachment Pe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wes</text:p>
          </table:table-cell>
          <table:table-cell office:value-type="string" calcext:value-type="string">
            <text:p>https://www.lowes.com/pd/Mueller-Proline-5-1-2-in-L-x-1-2-in-x-1-2-in-dia-Black-Steel-Nipple-Fitting/3392746</text:p>
          </table:table-cell>
          <table:table-cell office:value-type="currency" office:currency="USD" office:value="4.58" calcext:value-type="currency">
            <text:p>$4.58</text:p>
          </table:table-cell>
          <table:table-cell table:formula="of:=[.C17]*[.F17]" office:value-type="currency" office:currency="USD" office:value="64.12" calcext:value-type="currency">
            <text:p>$64.12</text:p>
          </table:table-cell>
          <table:table-cell office:value-type="string" calcext:value-type="string">
            <text:p>Hoop Attachment Peg.FCSt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GRAND TOTAL</text:p>
          </table:table-cell>
          <table:table-cell table:formula="of:=SUM([.G2:.G17])" office:value-type="currency" office:currency="USD" office:value="922.944513888889" calcext:value-type="currency">
            <text:p>$922.94</text:p>
          </table:table-cell>
          <table:table-cell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terials" table:style-name="ta1"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1"/>
        <table:table-column table:style-name="co7" table:default-cell-style-name="Default"/>
        <table:table-column table:style-name="co11" table:default-cell-style-name="Default"/>
        <table:table-column table:style-name="co1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urchase Units</text:p>
          </table:table-cell>
          <table:table-cell office:value-type="string" calcext:value-type="string">
            <text:p>Purchase Quantity</text:p>
          </table:table-cell>
          <table:table-cell office:value-type="string" calcext:value-type="string">
            <text:p>Purchase Price</text:p>
          </table:table-cell>
          <table:table-cell office:value-type="string" calcext:value-type="string">
            <text:p>Usage Units</text:p>
          </table:table-cell>
          <table:table-cell office:value-type="string" calcext:value-type="string">
            <text:p>Usage Units per Purchased Unit</text:p>
          </table:table-cell>
          <table:table-cell office:value-type="string" calcext:value-type="string">
            <text:p>Price per Use Unit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Tube</text:p>
          </table:table-cell>
          <table:table-cell office:value-type="string" calcext:value-type="string">
            <text:p>OnlineMetals</text:p>
          </table:table-cell>
          <table:table-cell office:value-type="string" calcext:value-type="string">
            <text:p>Feet</text:p>
          </table:table-cell>
          <table:table-cell office:value-type="float" office:value="24" calcext:value-type="float">
            <text:p>24</text:p>
          </table:table-cell>
          <table:table-cell office:value-type="currency" office:currency="USD" office:value="221.17" calcext:value-type="currency">
            <text:p>$221.17</text:p>
          </table:table-cell>
          <table:table-cell office:value-type="string" calcext:value-type="string">
            <text:p>Inches</text:p>
          </table:table-cell>
          <table:table-cell office:value-type="float" office:value="12" calcext:value-type="float">
            <text:p>12</text:p>
          </table:table-cell>
          <table:table-cell table:formula="of:=[.F2]/[.E2]/[.H2]" office:value-type="currency" office:currency="USD" office:value="0.767951388888889" calcext:value-type="currency">
            <text:p>$0.77</text:p>
          </table:table-cell>
          <table:table-cell office:value-type="string" calcext:value-type="string">
            <text:p>https://www.onlinemetals.com/en/buy/carbon-steel/2-5-x-0-12-carbon-steel-square-tube-a500-a513-hot-rolled/pid/1035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08:29:00.283361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7T21:48:53.824066341</meta:creation-date>
    <dc:date>2022-02-08T08:34:20.717743987</dc:date>
    <meta:editing-duration>PT20M28S</meta:editing-duration>
    <meta:editing-cycles>6</meta:editing-cycles>
    <meta:generator>LibreOffice/7.2.5.2$Linux_X86_64 LibreOffice_project/20$Build-2</meta:generator>
    <meta:document-statistic meta:table-count="2" meta:cell-count="147" meta:object-count="0"/>
  </office:meta>
</office:document-meta>
</file>